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afbc" officeooo:paragraph-rsid="0002afbc"/>
    </style:style>
    <style:style style:name="P2" style:family="paragraph" style:parent-style-name="Standard" style:list-style-name="L1">
      <style:text-properties officeooo:rsid="0002afbc" officeooo:paragraph-rsid="0002afbc"/>
    </style:style>
    <style:style style:name="P3" style:family="paragraph" style:parent-style-name="Standard">
      <style:text-properties fo:font-weight="bold" officeooo:rsid="0002afbc" officeooo:paragraph-rsid="0002afbc" style:font-weight-asian="bold" style:font-weight-complex="bold"/>
    </style:style>
    <style:style style:name="P4" style:family="paragraph" style:parent-style-name="Standard">
      <style:text-properties fo:font-style="italic" officeooo:rsid="0002afbc" officeooo:paragraph-rsid="0002afb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inked Lists</text:p>
      <text:p text:style-name="P1"/>
      <text:p text:style-name="P4">Real World Applications:</text:p>
      <text:list xml:id="list2601413209" text:style-name="L1">
        <text:list-item>
          <text:p text:style-name="P2">Image Viewer – Previous and Next images are linked together and can be accessed by “next” or “previous” buttons</text:p>
        </text:list-item>
        <text:list-item>
          <text:p text:style-name="P2">Previous and Next Pages in Browser – Presssing the back button takes us to the previous page (doubly linked lists)</text:p>
        </text:list-item>
        <text:list-item>
          <text:p text:style-name="P2">Music Player – Songs in music player are linked to previous and next song. 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13T10:54:08.093470940</meta:creation-date>
    <meta:generator>LibreOffice/6.4.3.2$Linux_X86_64 LibreOffice_project/85aa6f776c6af63185291a519637a4f7af4e8a3b</meta:generator>
    <dc:date>2020-05-13T19:46:38.229218551</dc:date>
    <meta:editing-duration>PT1H1M49S</meta:editing-duration>
    <meta:editing-cycles>1</meta:editing-cycles>
    <meta:document-statistic meta:table-count="0" meta:image-count="0" meta:object-count="0" meta:page-count="1" meta:paragraph-count="5" meta:word-count="58" meta:character-count="339" meta:non-whitespace-character-count="285"/>
  </office:meta>
</office:document-meta>
</file>